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Tahoma" svg:font-family="Tahoma"/>
    <style:font-face style:name="Tahoma1" svg:font-family="Tahoma" style:font-family-generic="system" style:font-pitch="variable"/>
    <style:font-face style:name="Times" svg:font-family="Times"/>
    <style:font-face style:name="Ubuntu" svg:font-family="Ubuntu"/>
  </office:font-face-decls>
  <office:automatic-styles>
    <style:style style:name="Tableau1" style:family="table">
      <style:table-properties style:width="28.39cm" fo:margin-left="0.189cm" fo:margin-right="0.123cm" table:align="margins"/>
    </style:style>
    <style:style style:name="Tableau1.A" style:family="table-column">
      <style:table-column-properties style:column-width="3.704cm" style:rel-column-width="8550*"/>
    </style:style>
    <style:style style:name="Tableau1.B" style:family="table-column">
      <style:table-column-properties style:column-width="22.601cm" style:rel-column-width="52171*"/>
    </style:style>
    <style:style style:name="Tableau1.C" style:family="table-column">
      <style:table-column-properties style:column-width="2.085cm" style:rel-column-width="4814*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2" style:family="table-row">
      <style:table-row-properties style:min-row-height="5.472cm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Tableau1.3" style:family="table-row">
      <style:table-row-properties style:min-row-height="5.6cm"/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Table_20_Contents">
      <style:paragraph-properties fo:line-height="150%" fo:text-align="center" style:justify-single-word="false"/>
      <style:text-properties fo:font-size="16pt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ffc1f" officeooo:paragraph-rsid="001ffc1f" style:font-size-asian="14pt" style:font-size-complex="1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8pt" officeooo:rsid="002a5212" officeooo:paragraph-rsid="002a5212" style:font-size-asian="8pt" style:font-size-complex="8pt"/>
    </style:style>
    <style:style style:name="T1" style:family="text">
      <style:text-properties style:font-name="Ubuntu"/>
    </style:style>
    <style:style style:name="T2" style:family="text">
      <style:text-properties style:font-name="Times"/>
    </style:style>
    <style:style style:name="T3" style:family="text">
      <style:text-properties officeooo:rsid="002d6825"/>
    </style:style>
    <style:style style:name="T4" style:family="text">
      <style:text-properties officeooo:rsid="002f88b2"/>
    </style:style>
    <style:style style:name="T5" style:family="text">
      <style:text-properties officeooo:rsid="0030b7c9"/>
    </style:style>
    <style:style style:name="T6" style:family="text">
      <style:text-properties officeooo:rsid="0035eb3b"/>
    </style:style>
    <style:style style:name="T7" style:family="text">
      <style:text-properties officeooo:rsid="003735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SI* – <text:span text:style-name="T3">Colles de mathématiques – Année</text:span> 20<text:span text:style-name="T5">2</text:span><text:span text:style-name="T7">5</text:span><text:span text:style-name="T3">/</text:span>20<text:span text:style-name="T3">2</text:span><text:span text:style-name="T7">6</text:span></text:p>
      <text:p text:style-name="P4">SEMAINE N° : _________ <text:s text:c="2"/>DATE : _____________ <text:s/>GROUPE : ____________ <text:s text:c="2"/><text:span text:style-name="T3">CO</text:span>LLEUR : ________________________________________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<text:span text:style-name="T1">É</text:span><text:span text:style-name="T2">tudiant</text:span></text:p>
          </table:table-cell>
          <table:table-cell table:style-name="Tableau1.A1" office:value-type="string">
            <text:p text:style-name="P2">Sujet et observations</text:p>
          </table:table-cell>
          <table:table-cell table:style-name="Tableau1.C1" office:value-type="string">
            <text:p text:style-name="P1">Note</text:p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6">À déposer dans le casier de <text:span text:style-name="T6">M, ZANNAD</text:span> après la <text:span text:style-name="T4">co</text:span>l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Tahoma" svg:font-family="Tahoma"/>
    <style:font-face style:name="Tahoma1" svg:font-family="Tahoma" style:font-family-generic="system" style:font-pitch="variable"/>
    <style:font-face style:name="Times" svg:font-family="Times"/>
    <style:font-face style:name="Ubuntu" svg:font-family="Ubuntu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fr" fo:country="FR" style:letter-kerning="true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" fo:font-size="12pt" fo:language="fr" fo:country="FR" style:letter-kerning="tru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imes" fo:font-family="Times"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09-24T08:46:07</meta:creation-date>
    <dc:date>2025-09-09T22:55:59.917492144</dc:date>
    <meta:print-date>2007-09-24T08:58:58</meta:print-date>
    <dc:language>fr-FR</dc:language>
    <meta:editing-cycles>40</meta:editing-cycles>
    <meta:editing-duration>PT26M8S</meta:editing-duration>
    <meta:document-statistic meta:table-count="1" meta:image-count="0" meta:object-count="0" meta:page-count="1" meta:paragraph-count="6" meta:word-count="35" meta:character-count="255" meta:non-whitespace-character-count="219"/>
    <meta:user-defined meta:name="Info 1"/>
    <meta:user-defined meta:name="Info 2"/>
    <meta:user-defined meta:name="Info 3"/>
    <meta:user-defined meta:name="Info 4"/>
  </office:meta>
</office:document-meta>
</file>